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4.8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55.81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0efd4"/>
    </style:style>
    <style:style style:name="ce1" style:family="table-cell" style:parent-style-name="Default">
      <style:table-cell-properties fo:background-color="#e0efd4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WallnutTrop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anRotate</text:p>
          </table:table-cell>
          <table:table-cell office:value-type="string" calcext:value-type="string">
            <text:p>LongCantCount</text:p>
          </table:table-cell>
          <table:table-cell office:value-type="string" calcext:value-type="string">
            <text:p>ShortCantCount</text:p>
          </table:table-cell>
          <table:table-cell office:value-type="string" calcext:value-type="string">
            <text:p>EdgeThickness</text:p>
          </table:table-cell>
          <table:table-cell office:value-type="string" calcext:value-type="string">
            <text:p>CantMaterial</text:p>
          </table:table-cell>
          <table:table-cell office:value-type="string" calcext:value-type="string">
            <text:p>PantsHolesCount</text:p>
          </table:table-cell>
          <table:table-cell office:value-type="string" calcext:value-type="string">
            <text:p>SideForHoles</text:p>
          </table:table-cell>
        </table:table-row>
        <table:table-row table:style-name="ro1">
          <table:table-cell table:style-name="ce2" office:value-type="string" calcext:value-type="string">
            <text:p>VitodensDownCab_RightBoard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VitodensDownCab_DownPlank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VitodensDownCab_Door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VitodensDownCab_LeftBoard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DownPlanks_Right1_Down</text:p>
          </table:table-cell>
          <table:table-cell office:value-type="float" office:value="2308" calcext:value-type="float">
            <text:p>230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DownPlanks_Front1_Down</text:p>
          </table:table-cell>
          <table:table-cell office:value-type="float" office:value="1171" calcext:value-type="float">
            <text:p>117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DownPlanks_Left1_Down</text:p>
          </table:table-cell>
          <table:table-cell office:value-type="float" office:value="2208" calcext:value-type="float">
            <text:p>220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DownPlanks_Left2_Down</text:p>
          </table:table-cell>
          <table:table-cell office:value-type="float" office:value="98" calcext:value-type="float">
            <text:p>98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Addons_VitoCabAdd1</text:p>
          </table:table-cell>
          <table:table-cell office:value-type="float" office:value="949" calcext:value-type="float">
            <text:p>949</text:p>
          </table:table-cell>
          <table:table-cell office:value-type="float" office:value="476" calcext:value-type="float">
            <text:p>47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Addons_WindowBack</text:p>
          </table:table-cell>
          <table:table-cell office:value-type="float" office:value="600" calcext:value-type="float">
            <text:p>600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Addons_DishDoor</text:p>
          </table:table-cell>
          <table:table-cell office:value-type="float" office:value="753" calcext:value-type="float">
            <text:p>75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Addons_DishUp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tchenAddons_DishUp3</text:p>
          </table:table-cell>
          <table:table-cell office:value-type="float" office:value="600" calcext:value-type="float">
            <text:p>60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0Up_Base</text:p>
          </table:table-cell>
          <table:table-cell office:value-type="float" office:value="121" calcext:value-type="float">
            <text:p>121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0Up_LeftSide</text:p>
          </table:table-cell>
          <table:table-cell office:value-type="float" office:value="234" calcext:value-type="float">
            <text:p>234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0Up_WholeBlend</text:p>
          </table:table-cell>
          <table:table-cell office:value-type="float" office:value="87" calcext:value-type="float">
            <text:p>87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0Up_Door1</text:p>
          </table:table-cell>
          <table:table-cell office:value-type="float" office:value="246" calcext:value-type="float">
            <text:p>24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ottlesUp_Base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ottlesUp_LeftSide</text:p>
          </table:table-cell>
          <table:table-cell office:value-type="float" office:value="678" calcext:value-type="float">
            <text:p>678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ottlesUp_WholeBlend</text:p>
          </table:table-cell>
          <table:table-cell office:value-type="float" office:value="264" calcext:value-type="float">
            <text:p>26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ottlesUp_Door1</text:p>
          </table:table-cell>
          <table:table-cell office:value-type="float" office:value="690" calcext:value-type="float">
            <text:p>69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BottlesUp_Shelf1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venUp_Base</text:p>
          </table:table-cell>
          <table:table-cell office:value-type="float" office:value="598" calcext:value-type="float">
            <text:p>5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venUp_LeftSide</text:p>
          </table:table-cell>
          <table:table-cell office:value-type="float" office:value="891" calcext:value-type="float">
            <text:p>89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venUp_WholeBlend</text:p>
          </table:table-cell>
          <table:table-cell office:value-type="float" office:value="564" calcext:value-type="float">
            <text:p>56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venUpDoor1</text:p>
          </table:table-cell>
          <table:table-cell office:value-type="float" office:value="903" calcext:value-type="float">
            <text:p>90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venUp_Shelf1</text:p>
          </table:table-cell>
          <table:table-cell office:value-type="float" office:value="564" calcext:value-type="float">
            <text:p>56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1Up_Base</text:p>
          </table:table-cell>
          <table:table-cell office:value-type="float" office:value="1158" calcext:value-type="float">
            <text:p>115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1Up_LeftSide</text:p>
          </table:table-cell>
          <table:table-cell office:value-type="float" office:value="931" calcext:value-type="float">
            <text:p>93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1Up_WholeBlend</text:p>
          </table:table-cell>
          <table:table-cell office:value-type="float" office:value="1124" calcext:value-type="float">
            <text:p>112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1Up_Door1</text:p>
          </table:table-cell>
          <table:table-cell office:value-type="float" office:value="943" calcext:value-type="float">
            <text:p>943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ab1Up_Shelf1</text:p>
          </table:table-cell>
          <table:table-cell office:value-type="float" office:value="1124" calcext:value-type="float">
            <text:p>1124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2Up_Base</text:p>
          </table:table-cell>
          <table:table-cell office:value-type="float" office:value="698" calcext:value-type="float">
            <text:p>69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2Up_LeftSide</text:p>
          </table:table-cell>
          <table:table-cell office:value-type="float" office:value="1081" calcext:value-type="float">
            <text:p>1081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2Up_WholeBlend</text:p>
          </table:table-cell>
          <table:table-cell office:value-type="float" office:value="664" calcext:value-type="float">
            <text:p>664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2Up_Door1</text:p>
          </table:table-cell>
          <table:table-cell office:value-type="float" office:value="1093" calcext:value-type="float">
            <text:p>1093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ab3Up_Base</text:p>
          </table:table-cell>
          <table:table-cell office:value-type="float" office:value="598" calcext:value-type="float">
            <text:p>598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3Up_LeftSide</text:p>
          </table:table-cell>
          <table:table-cell office:value-type="float" office:value="931" calcext:value-type="float">
            <text:p>93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3Up_WholeBlend</text:p>
          </table:table-cell>
          <table:table-cell office:value-type="float" office:value="564" calcext:value-type="float">
            <text:p>56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3Up_Door1</text:p>
          </table:table-cell>
          <table:table-cell office:value-type="float" office:value="943" calcext:value-type="float">
            <text:p>94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ab3Up_Shelf1</text:p>
          </table:table-cell>
          <table:table-cell office:value-type="float" office:value="564" calcext:value-type="float">
            <text:p>564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elvesKitchenWindow_ShelvesR1</text:p>
          </table:table-cell>
          <table:table-cell office:value-type="float" office:value="948" calcext:value-type="float">
            <text:p>948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elvesKitchenWindow_ShelvesR2</text:p>
          </table:table-cell>
          <table:table-cell office:value-type="float" office:value="948" calcext:value-type="float">
            <text:p>94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elvesKitchenWindow_ShelvesR3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elvesKitchenWindow_ShelvesL1</text:p>
          </table:table-cell>
          <table:table-cell office:value-type="float" office:value="948" calcext:value-type="float">
            <text:p>948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helvesKitchenWindow_ShelvesL2</text:p>
          </table:table-cell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Bottles_Base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WallnutTrop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Bottles_LeftSide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Bottles_FrontBlend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Bottles_BackBlend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Bottles_Door1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Oven_Base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Oven_FrontBlend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Oven_BackBlend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OvenShelf1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525" calcext:value-type="float">
            <text:p>52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OvenDoor1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Cab1_Base</text:p>
          </table:table-cell>
          <table:table-cell table:style-name="ce2" office:value-type="float" office:value="1198" calcext:value-type="float">
            <text:p>1198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1_LeftSide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1_FrontBlend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1_BackBlend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1Plank1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1Plank2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1Door1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Cab1_Shelf1</text:p>
          </table:table-cell>
          <table:table-cell table:style-name="ce2" office:value-type="float" office:value="1164" calcext:value-type="float">
            <text:p>1164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2_Base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2_LeftSide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2_FrontBlend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2_BackBlend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2_Door1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Cab2_Shelf1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Sink_Door1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Cab3_Base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3_LeftSide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3_FrontBlend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3_BackBlend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3Door1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Cab3_Shelf1</text:p>
          </table:table-cell>
          <table:table-cell table:style-name="ce2" office:value-type="float" office:value="1054" calcext:value-type="float">
            <text:p>1054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4_Base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4_LeftSide</text:p>
          </table:table-cell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4_Back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4_Drawer1_Door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4_Drawer1_Front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4_Drawer1_LeftSide</text:p>
          </table:table-cell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5_Base</text:p>
          </table:table-cell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5_FrontBlend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5_Back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table:style-name="ce2" office:value-type="string" calcext:value-type="string">
            <text:p>Cab5_Door1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</text:p>
          </table:table-cell>
        </table:table-row>
        <table:table-row table:style-name="ro1">
          <table:table-cell table:style-name="ce2" office:value-type="string" calcext:value-type="string">
            <text:p>Cab5_Shelf1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WallnutTropi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1_Base</text:p>
          </table:table-cell>
          <table:table-cell office:value-type="float" office:value="498" calcext:value-type="float">
            <text:p>498</text:p>
          </table:table-cell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1_LeftSide</text:p>
          </table:table-cell>
          <table:table-cell office:value-type="float" office:value="2082" calcext:value-type="float">
            <text:p>2082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1_WholeBlend</text:p>
          </table:table-cell>
          <table:table-cell office:value-type="float" office:value="464" calcext:value-type="float">
            <text:p>464</text:p>
          </table:table-cell>
          <table:table-cell office:value-type="float" office:value="426" calcext:value-type="float">
            <text:p>4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1_Door1</text:p>
          </table:table-cell>
          <table:table-cell office:value-type="float" office:value="2091" calcext:value-type="float">
            <text:p>2091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ivCab1_Shelf1</text:p>
          </table:table-cell>
          <table:table-cell office:value-type="float" office:value="464" calcext:value-type="float">
            <text:p>464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2_LeftSide</text:p>
          </table:table-cell>
          <table:table-cell office:value-type="float" office:value="1682" calcext:value-type="float">
            <text:p>1682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2_Door1</text:p>
          </table:table-cell>
          <table:table-cell office:value-type="float" office:value="1691" calcext:value-type="float">
            <text:p>1691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ivCab3_LeftSide</text:p>
          </table:table-cell>
          <table:table-cell office:value-type="float" office:value="782" calcext:value-type="float">
            <text:p>782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3_FrontBlend</text:p>
          </table:table-cell>
          <table:table-cell office:value-type="float" office:value="464" calcext:value-type="float">
            <text:p>46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3_BackBlend</text:p>
          </table:table-cell>
          <table:table-cell office:value-type="float" office:value="464" calcext:value-type="float">
            <text:p>46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3_Drawer1_Door</text:p>
          </table:table-cell>
          <table:table-cell office:value-type="float" office:value="193" calcext:value-type="float">
            <text:p>193</text:p>
          </table:table-cell>
          <table:table-cell office:value-type="float" office:value="493" calcext:value-type="float">
            <text:p>4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3_Drawer1_Front</text:p>
          </table:table-cell>
          <table:table-cell office:value-type="float" office:value="418" calcext:value-type="float">
            <text:p>418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3_Drawer1_LeftSide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4_Drawer1_Door</text:p>
          </table:table-cell>
          <table:table-cell office:value-type="float" office:value="392" calcext:value-type="float">
            <text:p>392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4_Drawer1_Front</text:p>
          </table:table-cell>
          <table:table-cell office:value-type="float" office:value="418" calcext:value-type="float">
            <text:p>418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4_Drawer1_LeftSide</text:p>
          </table:table-cell>
          <table:table-cell office:value-type="float" office:value="422" calcext:value-type="float">
            <text:p>422</text:p>
          </table:table-cell>
          <table:table-cell office:value-type="float" office:value="338" calcext:value-type="float">
            <text:p>3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7_Door1</text:p>
          </table:table-cell>
          <table:table-cell office:value-type="float" office:value="2091" calcext:value-type="float">
            <text:p>2091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ivCab2_Up_LeftSide</text:p>
          </table:table-cell>
          <table:table-cell office:value-type="float" office:value="381" calcext:value-type="float">
            <text:p>381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2_Up_Door1</text:p>
          </table:table-cell>
          <table:table-cell office:value-type="float" office:value="393" calcext:value-type="float">
            <text:p>393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ivCab8_Base</text:p>
          </table:table-cell>
          <table:table-cell office:value-type="float" office:value="298" calcext:value-type="float">
            <text:p>29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8_LeftSide</text:p>
          </table:table-cell>
          <table:table-cell office:value-type="float" office:value="863" calcext:value-type="float">
            <text:p>863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8_WholeBlend</text:p>
          </table:table-cell>
          <table:table-cell office:value-type="float" office:value="264" calcext:value-type="float">
            <text:p>26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8_Back</text:p>
          </table:table-cell>
          <table:table-cell office:value-type="float" office:value="846" calcext:value-type="float">
            <text:p>846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9_Base</text:p>
          </table:table-cell>
          <table:table-cell office:value-type="float" office:value="768" calcext:value-type="float">
            <text:p>76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9_LeftSide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9_WholeBlend</text:p>
          </table:table-cell>
          <table:table-cell office:value-type="float" office:value="734" calcext:value-type="float">
            <text:p>73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Cab9_Door1</text:p>
          </table:table-cell>
          <table:table-cell office:value-type="float" office:value="293" calcext:value-type="float">
            <text:p>293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allnutTro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ivCab9_Shelf1</text:p>
          </table:table-cell>
          <table:table-cell office:value-type="float" office:value="734" calcext:value-type="float">
            <text:p>73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ingShelves_LivRoom1</text:p>
          </table:table-cell>
          <table:table-cell office:value-type="float" office:value="1500" calcext:value-type="float">
            <text:p>1500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ingShelves_LivRoom2</text:p>
          </table:table-cell>
          <table:table-cell office:value-type="float" office:value="1500" calcext:value-type="float">
            <text:p>150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ingShelves_ShelvesR1</text:p>
          </table:table-cell>
          <table:table-cell office:value-type="float" office:value="2098" calcext:value-type="float">
            <text:p>2098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ingShelves_ShelvesR2</text:p>
          </table:table-cell>
          <table:table-cell office:value-type="float" office:value="2098" calcext:value-type="float">
            <text:p>2098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ingShelves_ShelvesR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ingDown_Down1</text:p>
          </table:table-cell>
          <table:table-cell office:value-type="float" office:value="1730" calcext:value-type="float">
            <text:p>17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ivingDown_Down3</text:p>
          </table:table-cell>
          <table:table-cell office:value-type="float" office:value="428" calcext:value-type="float">
            <text:p>42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faShelves_Bottom</text:p>
          </table:table-cell>
          <table:table-cell office:value-type="float" office:value="998" calcext:value-type="float">
            <text:p>998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faShelves_Left</text:p>
          </table:table-cell>
          <table:table-cell office:value-type="float" office:value="1563" calcext:value-type="float">
            <text:p>156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faShelves_Shelf1</text:p>
          </table:table-cell>
          <table:table-cell office:value-type="float" office:value="964" calcext:value-type="float">
            <text:p>964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faShelves_ShelfV1</text:p>
          </table:table-cell>
          <table:table-cell office:value-type="float" office:value="299" calcext:value-type="float">
            <text:p>299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faShelves_Back</text:p>
          </table:table-cell>
          <table:table-cell office:value-type="float" office:value="1564" calcext:value-type="float">
            <text:p>1564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allnutTrop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22:12:43.599567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7T23:12:33.297246360</dc:date>
    <meta:editing-duration>PT1H49M46S</meta:editing-duration>
    <meta:editing-cycles>23</meta:editing-cycles>
    <meta:generator>LibreOffice/6.0.6.2$Linux_X86_64 LibreOffice_project/00m0$Build-2</meta:generator>
    <meta:document-statistic meta:table-count="1" meta:cell-count="1419" meta:object-count="0"/>
  </office:meta>
</office:document-meta>
</file>